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Title">Útmutató kezdőknek</text:h>
      <text:h text:style-name="Heading_20_1" text:outline-level="1">Útmutató kezdőknek</text:h>
      <text:p text:style-name="First_20_paragraph">Ez az útmutató lépésről lépésre végigvezet az OpenStreetMap kezdeti használatán. Meg fogod tanulni, hogyan hozz létre egy fiókot, hogyan használd az alapvető térképszerkesztő szoftvereket, a későbbi fejezetekben pedig azt, hogyan mehetsz ki a terepre, és hogyan gyűjthetsz a térképre helyezhető információkat. A koordinációval foglalkozó fejezetek a humanitárius célú távtérképezésről tájékoztatnak <text:a xlink:type="simple" xlink:href="http://learnosm.org/en/coordination/" office:name=""><text:span text:style-name="Definition">HOT Remote Mapping</text:span></text:a>.</text:p>
      <text:p text:style-name="P1">Ez az útmutató le is tölthető: <text:a xlink:type="simple" xlink:href="files/beginner_hu.odt" office:name=""><text:span text:style-name="Definition">beginner_hu.odt</text:span></text:a> vagy <text:a xlink:type="simple" xlink:href="http://learnosm.org/files/beginner_hu.pdf" office:name=""><text:span text:style-name="Definition">beginner_hu.pdf</text:span></text:a><text:line-break/>Átnézve: 2015-07-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Útmutató kezdőknek</dc:title>
  </office:meta>
</office:document-meta>
</file>